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nera los primeros <draw:frame draw:style-name="fr1" draw:name="Objeto1" text:anchor-type="as-char" svg:width="0.422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números primos.</text:p>
      <text:p text:style-name="Standard"/>
      <text:p text:style-name="Standard">La salida del programa es la siguiente:</text:p>
      <text:p text:style-name="Standard"/>
      <text:p text:style-name="Standard"><text:tab/><text:tab/>2</text:p>
      <text:p text:style-name="Standard"><text:tab/><text:tab/>3</text:p>
      <text:p text:style-name="Standard"><text:tab/><text:tab/>5</text:p>
      <text:p text:style-name="Standard"><text:tab/><text:tab/>7</text:p>
      <text:p text:style-name="Standard"><text:tab/><text:tab/>11</text:p>
      <text:p text:style-name="Standard"><text:tab/><text:tab/>13</text:p>
      <text:p text:style-name="Standard"><text:tab/><text:tab/>17</text:p>
      <text:p text:style-name="Standard"><text:tab/><text:tab/>19</text:p>
      <text:p text:style-name="Standard"><text:tab/><text:tab/>23</text:p>
      <text:p text:style-name="Standard"><text:tab/><text:tab/>29</text:p>
      <text:p text:style-name="Standard"><text:tab/><text:tab/>31</text:p>
      <text:p text:style-name="Standard"><text:tab/><text:tab/>37</text:p>
      <text:p text:style-name="Standard"><text:tab/><text:tab/>41</text:p>
      <text:p text:style-name="Standard"><text:tab/><text:tab/>43</text:p>
      <text:p text:style-name="Standard"><text:tab/><text:tab/>47</text:p>
      <text:p text:style-name="Standard"><text:tab/><text:tab/>53</text:p>
      <text:p text:style-name="Standard"><text:tab/><text:tab/>59</text:p>
      <text:p text:style-name="Standard"><text:tab/><text:tab/>61</text:p>
      <text:p text:style-name="Standard"><text:tab/><text:tab/>67</text:p>
      <text:p text:style-name="Standard"><text:tab/><text:tab/>71</text:p>
      <text:p text:style-name="Standard"><text:tab/><text:tab/>73</text:p>
      <text:p text:style-name="Standard"><text:tab/><text:tab/>79</text:p>
      <text:p text:style-name="Standard"><text:tab/><text:tab/>83</text:p>
      <text:p text:style-name="Standard"><text:tab/><text:tab/>89</text:p>
      <text:p text:style-name="Standard"><text:tab/><text:tab/>97</text:p>
      <text:p text:style-name="Standard"><text:tab/><text:tab/>101</text:p>
      <text:p text:style-name="Standard"><text:tab/><text:tab/>103</text:p>
      <text:p text:style-name="Standard"><text:tab/><text:tab/>107</text:p>
      <text:p text:style-name="Standard"><text:tab/><text:tab/>109</text:p>
      <text:p text:style-name="Standard"><text:tab/><text:tab/>113</text:p>
      <text:p text:style-name="Standard"><text:tab/><text:tab/>127</text:p>
      <text:p text:style-name="Standard"><text:tab/><text:tab/>131</text:p>
      <text:p text:style-name="Standard"><text:tab/><text:tab/>137</text:p>
      <text:p text:style-name="Standard"><text:tab/><text:tab/>139</text:p>
      <text:p text:style-name="Standard"><text:tab/><text:tab/>149</text:p>
      <text:p text:style-name="Standard"><text:tab/><text:tab/>151</text:p>
      <text:p text:style-name="Standard"><text:tab/><text:tab/>157</text:p>
      <text:p text:style-name="Standard"><text:tab/><text:tab/>163</text:p>
      <text:p text:style-name="Standard"><text:tab/><text:tab/>167</text:p>
      <text:p text:style-name="Standard"><text:tab/><text:tab/>173</text:p>
      <text:p text:style-name="Standard"><text:tab/><text:tab/>179</text:p>
      <text:p text:style-name="Standard"><text:tab/><text:tab/>181</text:p>
      <text:p text:style-name="Standard"><text:tab/><text:tab/>191</text:p>
      <text:p text:style-name="Standard"><text:tab/><text:tab/>193</text:p>
      <text:p text:style-name="Standard"><text:tab/><text:tab/>197</text:p>
      <text:p text:style-name="Standard"><text:soft-page-break/><text:tab/><text:tab/>199</text:p>
      <text:p text:style-name="Standard"><text:tab/><text:tab/>211</text:p>
      <text:p text:style-name="Standard"><text:tab/><text:tab/>223</text:p>
      <text:p text:style-name="Standard"><text:tab/><text:tab/>227</text:p>
      <text:p text:style-name="Standard"><text:tab/><text:tab/>229</text:p>
      <text:p text:style-name="Standard"><text:tab/><text:tab/>23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1:26:49.647594326</dc:date>
    <meta:editing-duration>PT3M30S</meta:editing-duration>
    <meta:editing-cycles>2</meta:editing-cycles>
    <meta:generator>LibreOffice/7.2.7.2$Linux_X86_64 LibreOffice_project/20$Build-2</meta:generator>
    <meta:document-statistic meta:table-count="0" meta:image-count="0" meta:object-count="1" meta:page-count="2" meta:paragraph-count="53" meta:word-count="63" meta:character-count="301" meta:non-whitespace-character-count="188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